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</office:automatic-styles>
  <office:body>
    <office:text text:use-soft-page-breaks="true">
      <text:p text:style-name="Heading1"><text:span text:style-name="T4">This is page 1</text:span></text:p>
      <text:p text:style-name="PageBreak1"/>
      <text:p text:style-name="Heading1"><text:span text:style-name="T5">This is page 2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</office:style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page-layout style:name="Mpm1">
      <style:page-layout-properties fo:margin-right="0pt" fo:border="3pt" fo:margin-top="0pt" fo:page-width="612.0pt" fo:margin-left="72.0pt" fo:page-height="792.0pt" fo:margin-bottom="0pt"/>
    </style:page-layout>
  </office:automatic-styles>
  <office:master-styles>
    <style:master-page style:name="main" style:page-layout-name="Mpm1" style:display-name="main">
      <style:header>
        <text:p text:style-name="Normal"><text:span text:style-name="T1">This is header</text:span></text:p>
      </style:header>
      <style:footer>
        <text:p text:style-name="Normal"><text:span text:style-name="T2">This is footer</text:span></text:p>
      </style:footer>
      <style:footer>
        <text:p text:style-name="Normal"><text:span text:style-name="T3"/><text:page-number/></text:p>
      </style:footer>
    </style:master-page>
    <style:master-page style:name="Standard" style:page-layout-name="Mpm1" style:display-name="Standard">
      <style:header>
        <text:p text:style-name="Normal"><text:span text:style-name="T1">This is header</text:span></text:p>
      </style:header>
      <style:footer>
        <text:p text:style-name="Normal"><text:span text:style-name="T2">This is footer</text:span></text:p>
      </style:footer>
      <style:footer>
        <text:p text:style-name="Normal"><text:span text:style-name="T3"/><text:page-number/></text:p>
      </style:footer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